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8000002DCCF8961C530DA0A0E.png" manifest:media-type="image/png"/>
  <manifest:file-entry manifest:full-path="Pictures/10000201000000E30000005F292E5E8A4B6541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292E5E8A4B65414C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OTP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TP</text:p>
                <text:list>
                  <text:list-item>
                    <text:p>History</text:p>
                  </text:list-item>
                  <text:list-item>
                    <text:p>Concepts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GenServer</text:p>
                  </text:list-item>
                  <text:list-item>
                    <text:p>Supervision</text:p>
                  </text:list-item>
                  <text:list-item>
                    <text:p>Application</text:p>
                  </text:list-item>
                </text:list>
              </text:list-item>
              <text:list-item>
                <text:p>Case EcCar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Histo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ve the state</text:p>
              </text:list-item>
              <text:list-item>
                <text:p>Process</text:p>
                <text:list>
                  <text:list-item>
                    <text:p>spawn</text:p>
                  </text:list-item>
                  <text:list-item>
                    <text:p>spawn_link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Supervis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ummary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Eixir – Applic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Ec.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5" draw:text-style-name="P1" draw:layer="layout" svg:width="17.739cm" svg:height="11.194cm" svg:x="5.2cm" svg:y="7cm">
          <draw:image xlink:href="Pictures/1000000000000488000002DCCF8961C530DA0A0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4-21T22:34:25.425253991</dc:date>
    <meta:editing-duration>PT13H54M38S</meta:editing-duration>
    <meta:editing-cycles>141</meta:editing-cycles>
    <meta:generator>LibreOffice/5.2.2.2$Linux_X86_64 LibreOffice_project/20m0$Build-2</meta:generator>
    <meta:document-statistic meta:object-count="67"/>
  </office:meta>
</office:document-meta>
</file>